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2.9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column table:style-name="co4" table:default-cell-style-name="Default"/>
        <table:table-row table:style-name="ro1" table:number-rows-repeated="9">
          <table:table-cell table:number-columns-repeated="20"/>
        </table:table-row>
        <table:table-row table:style-name="ro2">
          <table:table-cell table:number-columns-repeated="2"/>
          <table:table-cell office:value-type="string">
            <text:p>platinen </text:p>
          </table:table-cell>
          <table:table-cell office:value-type="string">
            <text:p>200 bugs 100 pentatonik 100 ledmatrix</text:p>
          </table:table-cell>
          <table:table-cell table:number-columns-repeated="2"/>
          <table:table-cell office:value-type="float" office:value="304.65">
            <text:p>304,65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einfuhrumsatzsteuer</text:p>
          </table:table-cell>
          <table:table-cell table:number-columns-repeated="2"/>
          <table:table-cell table:formula="of:=[.G10]*0.18" office:value-type="float" office:value="54.837">
            <text:p>54,837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SUM([.G10:.G11])" office:value-type="float" office:value="359.487">
            <text:p>359,487</text:p>
          </table:table-cell>
          <table:table-cell table:formula="of:=[.G12]/300" office:value-type="float" office:value="1.19829">
            <text:p>1,19829</text:p>
          </table:table-cell>
          <table:table-cell table:number-columns-repeated="12"/>
        </table:table-row>
        <table:table-row table:style-name="ro1" table:number-rows-repeated="3">
          <table:table-cell table:number-columns-repeated="20"/>
        </table:table-row>
        <table:table-row table:style-name="ro2">
          <table:table-cell/>
          <table:table-cell office:value-type="string">
            <text:p>platine bug </text:p>
          </table:table-cell>
          <table:table-cell office:value-type="float" office:value="1.2">
            <text:p>1,2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platine pentatonik</text:p>
          </table:table-cell>
          <table:table-cell office:value-type="float" office:value="0.6">
            <text:p>0,6</text:p>
          </table:table-cell>
          <table:table-cell table:number-columns-repeated="17"/>
        </table:table-row>
        <table:table-row table:style-name="ro2">
          <table:table-cell/>
          <table:table-cell office:value-type="string">
            <text:p>platine ledmatrix</text:p>
          </table:table-cell>
          <table:table-cell office:value-type="float" office:value="0.6">
            <text:p>0,6</text:p>
          </table:table-cell>
          <table:table-cell table:number-columns-repeated="17"/>
        </table:table-row>
        <table:table-row table:style-name="ro2">
          <table:table-cell table:number-columns-repeated="10"/>
          <table:table-cell office:value-type="string">
            <text:p>mouser</text:p>
          </table:table-cell>
          <table:table-cell office:value-type="string">
            <text:p>mouser 1st</text:p>
          </table:table-cell>
          <table:table-cell office:value-type="string">
            <text:p>mouser 100st</text:p>
          </table:table-cell>
          <table:table-cell office:value-type="string">
            <text:p>Reichelt-nr</text:p>
          </table:table-cell>
          <table:table-cell/>
          <table:table-cell office:value-type="string">
            <text:p>reichelt 1st</text:p>
          </table:table-cell>
          <table:table-cell office:value-type="string">
            <text:p>mouser+mwst</text:p>
          </table:table-cell>
          <table:table-cell office:value-type="string">
            <text:p>BESTPRICE</text:p>
          </table:table-cell>
          <table:table-cell table:formula="of:=SUM([.S22:.S42])" office:value-type="float" office:value="6.04607">
            <text:p>6,04607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BAT1</text:p>
          </table:table-cell>
          <table:table-cell office:value-type="string">
            <text:p>Batteriehalter 2xAAA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12BH423-GR </text:p>
          </table:table-cell>
          <table:table-cell office:value-type="string">
            <text:p>http://de.mouser.com/ProductDetail/Eagle-Plastic-Devices/12BH423-GR/?qs=sGAEpiMZZMupuRtfu7GC%252bdw0DkkiLi6mQI6aVowSZ%252b4%3d</text:p>
          </table:table-cell>
          <table:table-cell office:value-type="float" office:value="0.691">
            <text:p>0,691</text:p>
          </table:table-cell>
          <table:table-cell office:value-type="float" office:value="0.41">
            <text:p>0,41</text:p>
          </table:table-cell>
          <table:table-cell table:number-columns-repeated="3"/>
          <table:table-cell table:formula="of:=[.M22]*1.19" office:value-type="float" office:value="0.4879">
            <text:p>0,4879</text:p>
          </table:table-cell>
          <table:table-cell table:formula="of:=[.Q22]" office:value-type="float" office:value="0.4879">
            <text:p>0,4879</text:p>
          </table:table-cell>
          <table:table-cell table:formula="of:=[.R22]*[.I22]" office:value-type="float" office:value="0.4879">
            <text:p>0,4879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Batterien</text:p>
          </table:table-cell>
          <table:table-cell office:value-type="string">
            <text:p>AA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office:value-type="string">
            <text:p>http://www.reichelt.de/Alkalinebatterien/GPR-AL-40XAAA/3/index.html?;ACTION=3;LA=446;ARTICLE=129315;GROUPID=1027;artnr=GPR+AL+40XAAA</text:p>
          </table:table-cell>
          <table:table-cell table:formula="of:=7.95/40" office:value-type="float" office:value="0.19875">
            <text:p>0,19875</text:p>
          </table:table-cell>
          <table:table-cell/>
          <table:table-cell table:formula="of:=[.P23]" office:value-type="float" office:value="0.19875">
            <text:p>0,19875</text:p>
          </table:table-cell>
          <table:table-cell table:formula="of:=[.R23]*[.I23]" office:value-type="float" office:value="0.3975">
            <text:p>0,3975</text:p>
          </table:table-cell>
          <table:table-cell office:value-type="string">
            <text:p>pollin ist nicht billiger, was john <text:s/>gesehen hat waren AA, keine AAA</text:p>
          </table:table-cell>
        </table:table-row>
        <table:table-row table:style-name="ro2">
          <table:table-cell table:number-columns-repeated="5"/>
          <table:table-cell office:value-type="string">
            <text:p>IC1</text:p>
          </table:table-cell>
          <table:table-cell office:value-type="string">
            <text:p>ATMEGA 8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556-ATMEGA88PA-PU</text:p>
          </table:table-cell>
          <table:table-cell office:value-type="string">
            <text:p>http://de.mouser.com/ProductDetail/Atmel/ATMEGA88PA-PU/?qs=%2fha2pyFadugc%2fVzsGaiS16S2CtTp0HgfhakYTrI4%2fl9HXdvAlKZ5rw%3d%3d</text:p>
          </table:table-cell>
          <table:table-cell office:value-type="float" office:value="2.02">
            <text:p>2,02</text:p>
          </table:table-cell>
          <table:table-cell office:value-type="float" office:value="1.15">
            <text:p>1,15</text:p>
          </table:table-cell>
          <table:table-cell table:number-columns-repeated="3"/>
          <table:table-cell table:formula="of:=[.M24]*1.19" office:value-type="float" office:value="1.3685">
            <text:p>1,3685</text:p>
          </table:table-cell>
          <table:table-cell table:formula="of:=[.Q24]" office:value-type="float" office:value="1.3685">
            <text:p>1,3685</text:p>
          </table:table-cell>
          <table:table-cell table:formula="of:=[.R24]*[.I24]" office:value-type="float" office:value="1.3685">
            <text:p>1,3685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R1</text:p>
          </table:table-cell>
          <table:table-cell office:value-type="string">
            <text:p>TSOP382</text:p>
          </table:table-cell>
          <table:table-cell/>
          <table:table-cell office:value-type="float" office:value="1">
            <text:p>1</text:p>
          </table:table-cell>
          <table:table-cell table:style-name="ce2" office:value-type="string">
            <text:p>782-TSOP38238SS1V</text:p>
          </table:table-cell>
          <table:table-cell office:value-type="string">
            <text:p><text:a xlink:href="http://de.mouser.com/ProductDetail/Vishay/TSOP38238SS1V/?qs=%2Fha2pyFadugS9rWoWZOH%2FjCy3lVSODxri%2FpFIukt3fYfKJMzs9GV7A%3D%3D" xlink:type="simple">http://de.mouser.com/ProductDetail/Vishay/TSOP38238SS1V/?qs=%2fha2pyFadugS9rWoWZOH%2fjCy3lVSODxri%2fpFIukt3fYfKJMzs9GV7A%3d%3d</text:a></text:p>
          </table:table-cell>
          <table:table-cell office:value-type="float" office:value="0.52">
            <text:p>0,52</text:p>
          </table:table-cell>
          <table:table-cell office:value-type="float" office:value="0.413">
            <text:p>0,413</text:p>
          </table:table-cell>
          <table:table-cell table:number-columns-repeated="3"/>
          <table:table-cell table:formula="of:=[.M25]*1.19" office:value-type="float" office:value="0.49147">
            <text:p>0,49147</text:p>
          </table:table-cell>
          <table:table-cell table:formula="of:=[.Q25]" office:value-type="float" office:value="0.49147">
            <text:p>0,49147</text:p>
          </table:table-cell>
          <table:table-cell table:formula="of:=[.R25]*[.I25]" office:value-type="float" office:value="0.49147">
            <text:p>0,49147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C1, C2, C3</text:p>
          </table:table-cell>
          <table:table-cell office:value-type="string">
            <text:p>100nF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http://de.mouser.com/ProductDetail/Vishay-BC-Components/K104K15X7RF53K2/?qs=sGAEpiMZZMuMW9TJLBQkXizR2Ybko0MY7ZSPdaFyXII%3d</text:p>
          </table:table-cell>
          <table:table-cell office:value-type="float" office:value="0.083">
            <text:p>0,083</text:p>
          </table:table-cell>
          <table:table-cell office:value-type="float" office:value="0.036">
            <text:p>0,036</text:p>
          </table:table-cell>
          <table:table-cell table:style-name="ce1" office:value-type="string">
            <text:p>Z5U-2,5 100N</text:p>
          </table:table-cell>
          <table:table-cell office:value-type="string">
            <text:p>http://www.reichelt.de/Vielschicht-bedrahtet-Z5U-20-/Z5U-2-5-100N/3/index.html?;ACTION=3;LA=2;ARTICLE=22977;GROUPID=3163;artnr=Z5U-2%2C5+100N</text:p>
          </table:table-cell>
          <table:table-cell office:value-type="float" office:value="0.04">
            <text:p>0,04</text:p>
          </table:table-cell>
          <table:table-cell table:formula="of:=[.M26]*1.19" office:value-type="float" office:value="0.04284">
            <text:p>0,04284</text:p>
          </table:table-cell>
          <table:table-cell office:value-type="float" office:value="0.04">
            <text:p>0,04</text:p>
          </table:table-cell>
          <table:table-cell table:formula="of:=[.R26]*[.I26]" office:value-type="float" office:value="0.12">
            <text:p>0,12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JP1, JP3</text:p>
          </table:table-cell>
          <table:table-cell office:value-type="string">
            <text:p>PINHD 1x3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0.03">
            <text:p>0,03</text:p>
          </table:table-cell>
          <table:table-cell office:value-type="string">
            <text:p>geschätzt</text:p>
          </table:table-cell>
        </table:table-row>
        <table:table-row table:style-name="ro1">
          <table:table-cell table:number-columns-repeated="5"/>
          <table:table-cell office:value-type="string">
            <text:p>JP2</text:p>
          </table:table-cell>
          <table:table-cell office:value-type="string">
            <text:p>PINHD 2x3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0.4">
            <text:p>0,4</text:p>
          </table:table-cell>
          <table:table-cell office:value-type="string">
            <text:p>geschätzt</text:p>
          </table:table-cell>
        </table:table-row>
        <table:table-row table:style-name="ro2">
          <table:table-cell table:number-columns-repeated="5"/>
          <table:table-cell office:value-type="string">
            <text:p>JP4, JP5</text:p>
          </table:table-cell>
          <table:table-cell office:value-type="string">
            <text:p>PINHD 1x5</text:p>
          </table:table-cell>
          <table:table-cell office:value-type="string">
            <text:p>weibchen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float" office:value="0.6">
            <text:p>0,6</text:p>
          </table:table-cell>
          <table:table-cell office:value-type="string">
            <text:p>geschätzt</text:p>
          </table:table-cell>
        </table:table-row>
        <table:table-row table:style-name="ro1">
          <table:table-cell table:number-columns-repeated="5"/>
          <table:table-cell office:value-type="string">
            <text:p>LED1, LED2</text:p>
          </table:table-cell>
          <table:table-cell office:value-type="string">
            <text:p>LED5mm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0.12">
            <text:p>0,12</text:p>
          </table:table-cell>
          <table:table-cell office:value-type="string">
            <text:p>geschätzt</text:p>
          </table:table-cell>
        </table:table-row>
        <table:table-row table:style-name="ro1">
          <table:table-cell table:number-columns-repeated="5"/>
          <table:table-cell office:value-type="string">
            <text:p>LED3, LED4</text:p>
          </table:table-cell>
          <table:table-cell office:value-type="string">
            <text:p>LED3mm-IR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0.2">
            <text:p>0,2</text:p>
          </table:table-cell>
          <table:table-cell office:value-type="string">
            <text:p>geschätzt</text:p>
          </table:table-cell>
        </table:table-row>
        <table:table-row table:style-name="ro1">
          <table:table-cell table:number-columns-repeated="5"/>
          <table:table-cell office:value-type="string">
            <text:p>LED5-9</text:p>
          </table:table-cell>
          <table:table-cell office:value-type="string">
            <text:p>LED5mm</text:p>
          </table:table-cell>
          <table:table-cell/>
          <table:table-cell office:value-type="float" office:value="5">
            <text:p>5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LED10-18</text:p>
          </table:table-cell>
          <table:table-cell office:value-type="string">
            <text:p>LED5mm</text:p>
          </table:table-cell>
          <table:table-cell/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Q1, Q2</text:p>
          </table:table-cell>
          <table:table-cell office:value-type="string">
            <text:p>2N7000_TO9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http://de.mouser.com/ProductDetail/ON-Semiconductor/2N7000RLRAG/?qs=sGAEpiMZZMshyDBzk1%2fWizSW%252bwlCH%2fhMXQTJotZdrG4%3d</text:p>
          </table:table-cell>
          <table:table-cell office:value-type="float" office:value="0.15">
            <text:p>0,15</text:p>
          </table:table-cell>
          <table:table-cell office:value-type="float" office:value="0.087">
            <text:p>0,087</text:p>
          </table:table-cell>
          <table:table-cell/>
          <table:table-cell office:value-type="string">
            <text:p>http://www.reichelt.de/2N-Transistoren/2N-7000/3//index.html?ACTION=3&amp;GROUPID=2879&amp;ARTICLE=41141&amp;SHOW=1&amp;START=0&amp;OFFSET=16&amp;</text:p>
          </table:table-cell>
          <table:table-cell office:value-type="float" office:value="0.05">
            <text:p>0,05</text:p>
          </table:table-cell>
          <table:table-cell table:number-columns-repeated="2"/>
          <table:table-cell office:value-type="float" office:value="0.1">
            <text:p>0,1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R1</text:p>
          </table:table-cell>
          <table:table-cell office:value-type="string">
            <text:p>100K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0.05">
            <text:p>0,05</text:p>
          </table:table-cell>
          <table:table-cell office:value-type="string">
            <text:p>geschätzt</text:p>
          </table:table-cell>
        </table:table-row>
        <table:table-row table:style-name="ro1">
          <table:table-cell table:number-columns-repeated="5"/>
          <table:table-cell office:value-type="string">
            <text:p>R2</text:p>
          </table:table-cell>
          <table:table-cell office:value-type="string">
            <text:p>22K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0.05">
            <text:p>0,05</text:p>
          </table:table-cell>
          <table:table-cell office:value-type="string">
            <text:p>geschätzt</text:p>
          </table:table-cell>
        </table:table-row>
        <table:table-row table:style-name="ro1">
          <table:table-cell table:number-columns-repeated="5"/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0.05">
            <text:p>0,05</text:p>
          </table:table-cell>
          <table:table-cell office:value-type="string">
            <text:p>geschätzt</text:p>
          </table:table-cell>
        </table:table-row>
        <table:table-row table:style-name="ro1">
          <table:table-cell table:number-columns-repeated="4"/>
          <table:table-cell office:value-type="string">
            <text:p>NACHRECHNEN</text:p>
          </table:table-cell>
          <table:table-cell office:value-type="string">
            <text:p>R4, R5</text:p>
          </table:table-cell>
          <table:table-cell office:value-type="string">
            <text:p>22R</text:p>
          </table:table-cell>
          <table:table-cell/>
          <table:table-cell office:value-type="float" office:value="2">
            <text:p>2</text:p>
          </table:table-cell>
          <table:table-cell table:number-columns-repeated="9"/>
          <table:table-cell office:value-type="float" office:value="0.1">
            <text:p>0,1</text:p>
          </table:table-cell>
          <table:table-cell office:value-type="string">
            <text:p>geschätzt</text:p>
          </table:table-cell>
        </table:table-row>
        <table:table-row table:style-name="ro2">
          <table:table-cell table:number-columns-repeated="5"/>
          <table:table-cell office:value-type="string">
            <text:p>S1, S2</text:p>
          </table:table-cell>
          <table:table-cell office:value-type="string">
            <text:p>TACSWITCH</text:p>
          </table:table-cell>
          <table:table-cell/>
          <table:table-cell office:value-type="float" office:value="2">
            <text:p>2</text:p>
          </table:table-cell>
          <table:table-cell office:value-type="string">
            <text:p>642-MJTP1230 <text:s/>(MJTP1230=PHAP33019</text:p>
          </table:table-cell>
          <table:table-cell/>
          <table:table-cell office:value-type="float" office:value="0.08">
            <text:p>0,08</text:p>
          </table:table-cell>
          <table:table-cell office:value-type="float" office:value="0.057">
            <text:p>0,057</text:p>
          </table:table-cell>
          <table:table-cell office:value-type="string">
            <text:p>TASTEr 3301</text:p>
          </table:table-cell>
          <table:table-cell office:value-type="string">
            <text:p>http://www.reichelt.de/Vielschicht-bedrahtet-Z5U-20-/Z5U-2-5-100N/3/index.html?ACTION=3;ARTICLE=27892;SEARCH=TASTER%203301</text:p>
          </table:table-cell>
          <table:table-cell office:value-type="float" office:value="0.19">
            <text:p>0,19</text:p>
          </table:table-cell>
          <table:table-cell table:formula="of:=[.M39]*1.19" office:value-type="float" office:value="0.06783">
            <text:p>0,06783</text:p>
          </table:table-cell>
          <table:table-cell table:formula="of:=[.Q39]" office:value-type="float" office:value="0.06783">
            <text:p>0,06783</text:p>
          </table:table-cell>
          <table:table-cell table:formula="of:=[.R39]*[.I39]" office:value-type="float" office:value="0.13566">
            <text:p>0,13566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3-S7</text:p>
          </table:table-cell>
          <table:table-cell office:value-type="string">
            <text:p>TACSWITCH</text:p>
          </table:table-cell>
          <table:table-cell/>
          <table:table-cell office:value-type="float" office:value="5">
            <text:p>5</text:p>
          </table:table-cell>
          <table:table-cell table:number-columns-repeated="11"/>
        </table:table-row>
        <table:table-row table:style-name="ro2">
          <table:table-cell table:number-columns-repeated="5"/>
          <table:table-cell office:value-type="string">
            <text:p>SG1</text:p>
          </table:table-cell>
          <table:table-cell office:value-type="string">
            <text:p>BUZZER</text:p>
          </table:table-cell>
          <table:table-cell/>
          <table:table-cell office:value-type="float" office:value="1">
            <text:p>1</text:p>
          </table:table-cell>
          <table:table-cell office:value-type="string">
            <text:p>810-PS1720P02</text:p>
          </table:table-cell>
          <table:table-cell office:value-type="string">
            <text:p>http://de.mouser.com/ProductDetail/TDK/PS1720P02/?qs=%2fha2pyFadujtCAfY3DKBdXuzQLwQogEgrqwqrrNaKDmjrMwApyDRCA%3d%3d</text:p>
          </table:table-cell>
          <table:table-cell office:value-type="float" office:value="0.685">
            <text:p>0,685</text:p>
          </table:table-cell>
          <table:table-cell office:value-type="float" office:value="0.416">
            <text:p>0,416</text:p>
          </table:table-cell>
          <table:table-cell table:number-columns-repeated="3"/>
          <table:table-cell table:formula="of:=[.M41]*1.19" office:value-type="float" office:value="0.49504">
            <text:p>0,49504</text:p>
          </table:table-cell>
          <table:table-cell table:formula="of:=[.Q41]" office:value-type="float" office:value="0.49504">
            <text:p>0,49504</text:p>
          </table:table-cell>
          <table:table-cell table:formula="of:=[.R41]*[.I41]" office:value-type="float" office:value="0.49504">
            <text:p>0,49504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M</text:p>
          </table:table-cell>
          <table:table-cell office:value-type="string">
            <text:p>MOTOR</text:p>
          </table:table-cell>
          <table:table-cell/>
          <table:table-cell office:value-type="float" office:value="1">
            <text:p>1</text:p>
          </table:table-cell>
          <table:table-cell table:number-columns-repeated="9"/>
          <table:table-cell office:value-type="float" office:value="0.85">
            <text:p>0,85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SV4,SV5</text:p>
          </table:table-cell>
          <table:table-cell office:value-type="string">
            <text:p>PINHD 1x5 F</text:p>
          </table:table-cell>
          <table:table-cell/>
          <table:table-cell office:value-type="float" office:value="2">
            <text:p>2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SV_5, SV_5</text:p>
          </table:table-cell>
          <table:table-cell office:value-type="string">
            <text:p>PINHD 1x5 F</text:p>
          </table:table-cell>
          <table:table-cell/>
          <table:table-cell office:value-type="float" office:value="2">
            <text:p>2</text:p>
          </table:table-cell>
          <table:table-cell table:number-columns-repeated="11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number-columns-repeated="5"/>
          <table:table-cell office:value-type="string">
            <text:p>Biegeplüsch</text:p>
          </table:table-cell>
          <table:table-cell/>
          <table:table-cell office:value-type="string">
            <text:p>http://www.amazon.de/Chenilledraht-Pfeifenputzer-Kindergartenpackung-100-Stk/dp/B00472R884/ref=sr_1_1?s=kitchen&amp;ie=UTF8&amp;qid=1373761488&amp;sr=1-1&amp;keywords=chenilledraht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Wackelaugen</text:p>
          </table:table-cell>
          <table:table-cell/>
          <table:table-cell office:value-type="string">
            <text:p>http://www.amazon.de/Wackelaugen-rund-7mm-100-St%C3%BCck/dp/B00203YJ34/ref=sr_1_1?s=kitchen&amp;ie=UTF8&amp;qid=1373761536&amp;sr=1-1&amp;keywords=wackelaugen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Wackelaugen</text:p>
          </table:table-cell>
          <table:table-cell/>
          <table:table-cell office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glitzersteine</text:p>
          </table:table-cell>
          <table:table-cell/>
          <table:table-cell office:value-type="string">
            <text:p>http://www.amazon.de/Hotfix-Farben-Strass-Strasssteine-Glitzersteine/dp/B00BZPQMII/ref=sr_1_11?s=toys&amp;ie=UTF8&amp;qid=1373762184&amp;sr=1-11&amp;keywords=glitzersteine</text:p>
          </table:table-cell>
          <table:table-cell table:number-columns-repeated="12"/>
        </table:table-row>
        <table:table-row table:style-name="ro2">
          <table:table-cell table:number-columns-repeated="5"/>
          <table:table-cell office:value-type="string">
            <text:p>mit applikator</text:p>
          </table:table-cell>
          <table:table-cell table:number-columns-repeated="14"/>
        </table:table-row>
        <table:table-row table:style-name="ro1" table:number-rows-repeated="104852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4">00.00.0000</text:date>, <text:time style:data-style-name="N2" text:time-value="0000-00-00T01:04: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galex </meta:initial-creator>
    <meta:creation-date>2013-07-10T23:43:57</meta:creation-date>
    <dc:date>2013-07-14T03:15:13</dc:date>
    <dc:creator>bigalex </dc:creator>
    <meta:editing-duration>PT2H59M50S</meta:editing-duration>
    <meta:editing-cycles>6</meta:editing-cycles>
    <meta:generator>LibreOffice/4.0.2.2$Linux_X86_64 LibreOffice_project/400m0$Build-2</meta:generator>
    <meta:document-statistic meta:table-count="1" meta:cell-count="177" meta:object-count="0"/>
  </office:meta>
</office:document-meta>
</file>